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8" style:family="table-cell" style:parent-style-name="Default" style:data-style-name="N10036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uc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altitude</text:p>
          </table:table-cell>
          <table:table-cell table:style-name="ce4" office:value-type="string" calcext:value-type="string">
            <text:p>destination</text:p>
          </table:table-cell>
          <table:table-cell table:style-name="ce4" table:number-columns-repeated="1017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0-11" calcext:value-type="date">
            <text:p>11/10/1968</text:p>
          </table:table-cell>
          <table:table-cell table:style-name="ce8" office:value-type="date" office:date-value="1968-10-22" calcext:value-type="date">
            <text:p>22/10/1968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E2]-[.D2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Apollo 8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8-12-21" calcext:value-type="date">
            <text:p>21/12/1968</text:p>
          </table:table-cell>
          <table:table-cell table:style-name="ce8" office:value-type="date" office:date-value="1968-12-27" calcext:value-type="date">
            <text:p>27/12/1968</text:p>
          </table:table-cell>
          <table:table-cell/>
          <table:table-cell office:value-type="string" calcext:value-type="string">
            <text:p>Moon</text:p>
          </table:table-cell>
          <table:table-cell table:formula="of:=[.E3]-[.D3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9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3-03" calcext:value-type="date">
            <text:p>03/03/1969</text:p>
          </table:table-cell>
          <table:table-cell table:style-name="ce8" office:value-type="date" office:date-value="1969-03-13" calcext:value-type="date">
            <text:p>13/03/1969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E4]-[.D4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0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5-18" calcext:value-type="date">
            <text:p>18/05/1969</text:p>
          </table:table-cell>
          <table:table-cell table:style-name="ce8" office:value-type="date" office:date-value="1969-05-26" calcext:value-type="date">
            <text:p>26/05/1969</text:p>
          </table:table-cell>
          <table:table-cell/>
          <table:table-cell office:value-type="string" calcext:value-type="string">
            <text:p>Moon</text:p>
          </table:table-cell>
          <table:table-cell table:formula="of:=[.E5]-[.D5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07-16" calcext:value-type="date">
            <text:p>16/07/1969</text:p>
          </table:table-cell>
          <table:table-cell table:style-name="ce8" office:value-type="date" office:date-value="1969-07-24" calcext:value-type="date">
            <text:p>24/07/1969</text:p>
          </table:table-cell>
          <table:table-cell/>
          <table:table-cell office:value-type="string" calcext:value-type="string">
            <text:p>Moon</text:p>
          </table:table-cell>
          <table:table-cell table:formula="of:=[.E6]-[.D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Apollo 12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69-11-14" calcext:value-type="date">
            <text:p>14/11/1969</text:p>
          </table:table-cell>
          <table:table-cell table:style-name="ce8" office:value-type="date" office:date-value="1969-11-24" calcext:value-type="date">
            <text:p>24/11/1969</text:p>
          </table:table-cell>
          <table:table-cell/>
          <table:table-cell office:value-type="string" calcext:value-type="string">
            <text:p>Moon</text:p>
          </table:table-cell>
          <table:table-cell table:formula="of:=[.E7]-[.D7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0-04-11" calcext:value-type="date">
            <text:p>11/04/1970</text:p>
          </table:table-cell>
          <table:table-cell table:style-name="ce8" office:value-type="date" office:date-value="1970-04-17" calcext:value-type="date">
            <text:p>17/04/1970</text:p>
          </table:table-cell>
          <table:table-cell/>
          <table:table-cell office:value-type="string" calcext:value-type="string">
            <text:p>Moon</text:p>
          </table:table-cell>
          <table:table-cell table:formula="of:=[.E8]-[.D8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4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1-31" calcext:value-type="date">
            <text:p>31/01/1971</text:p>
          </table:table-cell>
          <table:table-cell table:style-name="ce8" office:value-type="date" office:date-value="1971-02-09" calcext:value-type="date">
            <text:p>09/02/1971</text:p>
          </table:table-cell>
          <table:table-cell/>
          <table:table-cell office:value-type="string" calcext:value-type="string">
            <text:p>Moon</text:p>
          </table:table-cell>
          <table:table-cell table:formula="of:=[.E9]-[.D9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Apollo 15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1-07-26" calcext:value-type="date">
            <text:p>26/07/1971</text:p>
          </table:table-cell>
          <table:table-cell table:style-name="ce8" office:value-type="date" office:date-value="1971-08-07" calcext:value-type="date">
            <text:p>07/08/1971</text:p>
          </table:table-cell>
          <table:table-cell/>
          <table:table-cell office:value-type="string" calcext:value-type="string">
            <text:p>Moon</text:p>
          </table:table-cell>
          <table:table-cell table:formula="of:=[.E10]-[.D10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6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04-16" calcext:value-type="date">
            <text:p>16/04/1972</text:p>
          </table:table-cell>
          <table:table-cell table:style-name="ce8" office:value-type="date" office:date-value="1972-04-27" calcext:value-type="date">
            <text:p>27/04/1972</text:p>
          </table:table-cell>
          <table:table-cell/>
          <table:table-cell office:value-type="string" calcext:value-type="string">
            <text:p>Moon</text:p>
          </table:table-cell>
          <table:table-cell table:formula="of:=[.E11]-[.D11]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office:value-type="string" calcext:value-type="string">
            <text:p>Apollo 17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2-12-07" calcext:value-type="date">
            <text:p>07/12/1972</text:p>
          </table:table-cell>
          <table:table-cell table:style-name="ce8" office:value-type="date" office:date-value="1972-12-19" calcext:value-type="date">
            <text:p>19/12/1972</text:p>
          </table:table-cell>
          <table:table-cell/>
          <table:table-cell office:value-type="string" calcext:value-type="string">
            <text:p>Moon</text:p>
          </table:table-cell>
          <table:table-cell table:formula="of:=[.E12]-[.D12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Apollo - Soyuz</text:p>
          </table:table-cell>
          <table:table-cell office:value-type="string" calcext:value-type="string">
            <text:p>Apollo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4" calcext:value-type="date">
            <text:p>24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oyuz</text:p>
          </table:table-cell>
          <table:table-cell table:formula="of:=[.E13]-[.D1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Crew Dragon Demo-2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05-30" calcext:value-type="date">
            <text:p>30/05/2020</text:p>
          </table:table-cell>
          <table:table-cell table:style-name="ce8" office:value-type="date" office:date-value="2020-08-02" calcext:value-type="date">
            <text:p>02/08/2020</text:p>
          </table:table-cell>
          <table:table-cell/>
          <table:table-cell office:value-type="string" calcext:value-type="string">
            <text:p>ISS</text:p>
          </table:table-cell>
          <table:table-cell table:formula="of:=[.E14]-[.D14]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paceX Crew-1</text:p>
          </table:table-cell>
          <table:table-cell office:value-type="string" calcext:value-type="string">
            <text:p>Dragon</text:p>
          </table:table-cell>
          <table:table-cell table:style-name="ce8" office:value-type="date" office:date-value="2020-11-16" calcext:value-type="date">
            <text:p>16/11/2020</text:p>
          </table:table-cell>
          <table:table-cell table:style-name="ce8"/>
          <table:table-cell/>
          <table:table-cell office:value-type="string" calcext:value-type="string">
            <text:p>ISS</text:p>
          </table:table-cell>
          <table:table-cell table:formula="of:=[.E15]-[.D15]" office:value-type="float" office:value="-44151" calcext:value-type="float">
            <text:p>-4415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3</text:p>
          </table:table-cell>
          <table:table-cell office:value-type="string" calcext:value-type="string">
            <text:p>Gemini</text:p>
          </table:table-cell>
          <table:table-cell table:number-columns-repeated="2" table:style-name="ce8" office:value-type="date" office:date-value="1965-03-23" calcext:value-type="date">
            <text:p>23/03/196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E16]-[.D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4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6-03" calcext:value-type="date">
            <text:p>03/06/1965</text:p>
          </table:table-cell>
          <table:table-cell table:style-name="ce8" office:value-type="date" office:date-value="1965-06-07" calcext:value-type="date">
            <text:p>07/06/1965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E17]-[.D17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5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08-21" calcext:value-type="date">
            <text:p>21/08/1965</text:p>
          </table:table-cell>
          <table:table-cell table:style-name="ce8" office:value-type="date" office:date-value="1965-08-29" calcext:value-type="date">
            <text:p>29/08/1965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E18]-[.D18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6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15" calcext:value-type="date">
            <text:p>15/12/1965</text:p>
          </table:table-cell>
          <table:table-cell table:style-name="ce8" office:value-type="date" office:date-value="1965-12-16" calcext:value-type="date">
            <text:p>16/12/196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19]-[.D1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Gemini 7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5-12-04" calcext:value-type="date">
            <text:p>04/12/1965</text:p>
          </table:table-cell>
          <table:table-cell table:style-name="ce8" office:value-type="date" office:date-value="1965-12-18" calcext:value-type="date">
            <text:p>18/12/196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E20]-[.D20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8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3-16" calcext:value-type="date">
            <text:p>16/03/1966</text:p>
          </table:table-cell>
          <table:table-cell table:style-name="ce8" office:value-type="date" office:date-value="1966-03-17" calcext:value-type="date">
            <text:p>17/03/1966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E21]-[.D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9A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6-03" calcext:value-type="date">
            <text:p>03/06/1966</text:p>
          </table:table-cell>
          <table:table-cell table:style-name="ce8" office:value-type="date" office:date-value="1966-06-06" calcext:value-type="date">
            <text:p>06/06/196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E22]-[.D22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0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7-18" calcext:value-type="date">
            <text:p>18/07/1966</text:p>
          </table:table-cell>
          <table:table-cell table:style-name="ce8" office:value-type="date" office:date-value="1966-07-21" calcext:value-type="date">
            <text:p>21/07/1966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E23]-[.D23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1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09-12" calcext:value-type="date">
            <text:p>12/09/1966</text:p>
          </table:table-cell>
          <table:table-cell table:style-name="ce8" office:value-type="date" office:date-value="1966-09-15" calcext:value-type="date">
            <text:p>15/09/1966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E24]-[.D2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6" calcext:value-type="float">
            <text:p>1966</text:p>
          </table:table-cell>
          <table:table-cell office:value-type="string" calcext:value-type="string">
            <text:p>Gemini 12</text:p>
          </table:table-cell>
          <table:table-cell office:value-type="string" calcext:value-type="string">
            <text:p>Gemini</text:p>
          </table:table-cell>
          <table:table-cell table:style-name="ce8" office:value-type="date" office:date-value="1966-11-11" calcext:value-type="date">
            <text:p>11/11/1966</text:p>
          </table:table-cell>
          <table:table-cell table:style-name="ce8" office:value-type="date" office:date-value="1966-11-15" calcext:value-type="date">
            <text:p>15/11/1966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E25]-[.D25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3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5-05" calcext:value-type="date">
            <text:p>05/05/1961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E26]-[.D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Mercury-Redstone 4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1-07-21" calcext:value-type="date">
            <text:p>21/07/196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E27]-[.D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6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2-20" calcext:value-type="date">
            <text:p>20/02/1962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E28]-[.D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7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05-24" calcext:value-type="date">
            <text:p>24/05/1962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E29]-[.D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Mercury-Atlas 8</text:p>
          </table:table-cell>
          <table:table-cell office:value-type="string" calcext:value-type="string">
            <text:p>Mercury</text:p>
          </table:table-cell>
          <table:table-cell table:number-columns-repeated="2" table:style-name="ce8" office:value-type="date" office:date-value="1962-10-03" calcext:value-type="date">
            <text:p>03/10/1962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E30]-[.D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Mercury-Atlas 9</text:p>
          </table:table-cell>
          <table:table-cell office:value-type="string" calcext:value-type="string">
            <text:p>Mercury</text:p>
          </table:table-cell>
          <table:table-cell table:style-name="ce8" office:value-type="date" office:date-value="1963-05-15" calcext:value-type="date">
            <text:p>15/05/1963</text:p>
          </table:table-cell>
          <table:table-cell table:style-name="ce8" office:value-type="date" office:date-value="1963-05-16" calcext:value-type="date">
            <text:p>16/05/196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E31]-[.D3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henzhou 5</text:p>
          </table:table-cell>
          <table:table-cell office:value-type="string" calcext:value-type="string">
            <text:p>Shenzhou</text:p>
          </table:table-cell>
          <table:table-cell table:number-columns-repeated="2" table:style-name="ce8" office:value-type="date" office:date-value="2003-10-15" calcext:value-type="date">
            <text:p>15/10/2003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2]-[.D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henzhou 6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5-10-12" calcext:value-type="date">
            <text:p>12/10/2005</text:p>
          </table:table-cell>
          <table:table-cell table:style-name="ce8" office:value-type="date" office:date-value="2005-10-16" calcext:value-type="date">
            <text:p>16/10/2005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3]-[.D33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henzhou 7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08-09-25" calcext:value-type="date">
            <text:p>25/09/2008</text:p>
          </table:table-cell>
          <table:table-cell table:style-name="ce8" office:value-type="date" office:date-value="2008-09-28" calcext:value-type="date">
            <text:p>28/09/2008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E34]-[.D34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henzhou 9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2-06-16" calcext:value-type="date">
            <text:p>16/06/2012</text:p>
          </table:table-cell>
          <table:table-cell table:style-name="ce8" office:value-type="date" office:date-value="2012-06-29" calcext:value-type="date">
            <text:p>29/06/201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formula="of:=[.E35]-[.D35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henzhou 10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3-06-11" calcext:value-type="date">
            <text:p>11/06/2013</text:p>
          </table:table-cell>
          <table:table-cell table:style-name="ce8" office:value-type="date" office:date-value="2013-06-26" calcext:value-type="date">
            <text:p>26/06/20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angong-1</text:p>
          </table:table-cell>
          <table:table-cell table:formula="of:=[.E36]-[.D3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henzhou 11</text:p>
          </table:table-cell>
          <table:table-cell office:value-type="string" calcext:value-type="string">
            <text:p>Shenzhou</text:p>
          </table:table-cell>
          <table:table-cell table:style-name="ce8" office:value-type="date" office:date-value="2016-10-16" calcext:value-type="date">
            <text:p>16/10/2016</text:p>
          </table:table-cell>
          <table:table-cell table:style-name="ce8" office:value-type="date" office:date-value="2016-11-18" calcext:value-type="date">
            <text:p>18/11/201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iangong-2</text:p>
          </table:table-cell>
          <table:table-cell table:formula="of:=[.E37]-[.D37]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38]-[.D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TS-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39]-[.D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0]-[.D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1]-[.D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TS-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2]-[.D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3]-[.D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4]-[.D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5]-[.D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TS-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6]-[.D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B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7]-[.D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C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8]-[.D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D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49]-[.D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41-G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0]-[.D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TS-51-A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1]-[.D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C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2]-[.D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D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3]-[.D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B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4]-[.D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G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5]-[.D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F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6]-[.D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I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7]-[.D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51-J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8]-[.D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A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59]-[.D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TS-61-B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0]-[.D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TS-61-C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1]-[.D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TS-51-L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2]-[.D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3]-[.D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TS-2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4]-[.D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5]-[.D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6]-[.D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2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7]-[.D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8]-[.D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TS-3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69]-[.D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0]-[.D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1]-[.D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2]-[.D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4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3]-[.D7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4]-[.D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TS-3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5]-[.D7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6]-[.D7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3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7]-[.D7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8]-[.D7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79]-[.D7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0]-[.D8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TS-4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1]-[.D8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2]-[.D8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3]-[.D8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4]-[.D8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5]-[.D8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6]-[.D8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4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7]-[.D8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8]-[.D8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TS-5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89]-[.D8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0]-[.D9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1]-[.D9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2]-[.D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3]-[.D9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4]-[.D9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5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5]-[.D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TS-6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6]-[.D9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7]-[.D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8]-[.D9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5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99]-[.D9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0]-[.D1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1]-[.D10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2]-[.D10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TS-6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3]-[.D10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4]-[.D1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5]-[.D1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06]-[.D1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7]-[.D1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6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8]-[.D1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09]-[.D1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TS-7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0]-[.D1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1]-[.D1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2]-[.D1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3]-[.D1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4]-[.D1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5]-[.D1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7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6]-[.D1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TS-8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7]-[.D1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18]-[.D1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19]-[.D1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0]-[.D1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1]-[.D1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9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2]-[.D1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3]-[.D1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4]-[.D1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TS-8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5]-[.D12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6]-[.D12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7]-[.D12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MIR</text:p>
          </table:table-cell>
          <table:table-cell table:formula="of:=[.E128]-[.D12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9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29]-[.D12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TS-8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0]-[.D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1]-[.D13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9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32]-[.D13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TS-10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33]-[.D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34]-[.D13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5]-[.D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10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6]-[.D13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7]-[.D13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TS-9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8]-[.D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9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39]-[.D13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0]-[.D1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1]-[.D14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2]-[.D14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3]-[.D14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TS-10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4]-[.D14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0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45]-[.D14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6]-[.D14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7]-[.D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8]-[.D14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TS-11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49]-[.D14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TS-10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50]-[.D15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TS-11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1]-[.D15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2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2]-[.D15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3]-[.D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TS-11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4]-[.D1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5]-[.D15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1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6]-[.D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TS-12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7]-[.D15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8]-[.D15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59]-[.D15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0]-[.D16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TS-126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1]-[.D1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1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2]-[.D16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 table:number-columns-repeated="2"/>
          <table:table-cell table:formula="of:=[.E163]-[.D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7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4]-[.D1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8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5]-[.D16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TS-129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6]-[.D16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0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7]-[.D16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1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8]-[.D16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TS-132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69]-[.D16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3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70]-[.D17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4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71]-[.D17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TS-135</text:p>
          </table:table-cell>
          <table:table-cell office:value-type="string" calcext:value-type="string">
            <text:p>Shuttle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172]-[.D17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2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5-25" calcext:value-type="date">
            <text:p>25/05/1973</text:p>
          </table:table-cell>
          <table:table-cell table:style-name="ce8" office:value-type="date" office:date-value="1973-06-22" calcext:value-type="date">
            <text:p>22/06/197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kylab</text:p>
          </table:table-cell>
          <table:table-cell table:formula="of:=[.E173]-[.D173]"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3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07-28" calcext:value-type="date">
            <text:p>28/07/1973</text:p>
          </table:table-cell>
          <table:table-cell table:style-name="ce8" office:value-type="date" office:date-value="1973-09-25" calcext:value-type="date">
            <text:p>25/09/197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kylab</text:p>
          </table:table-cell>
          <table:table-cell table:formula="of:=[.E174]-[.D174]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kylab 4</text:p>
          </table:table-cell>
          <table:table-cell office:value-type="string" calcext:value-type="string">
            <text:p>Skylab</text:p>
          </table:table-cell>
          <table:table-cell table:style-name="ce8" office:value-type="date" office:date-value="1973-11-16" calcext:value-type="date">
            <text:p>16/11/1973</text:p>
          </table:table-cell>
          <table:table-cell table:style-name="ce8" office:value-type="date" office:date-value="1974-02-08" calcext:value-type="date">
            <text:p>08/02/197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kylab</text:p>
          </table:table-cell>
          <table:table-cell table:formula="of:=[.E175]-[.D175]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6" office:value-type="float" office:value="1967" calcext:value-type="float">
            <text:p>1967</text:p>
          </table:table-cell>
          <table:table-cell office:value-type="string" calcext:value-type="string">
            <text:p>Soyuz 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7-04-23" calcext:value-type="date">
            <text:p>23/04/1967</text:p>
          </table:table-cell>
          <table:table-cell table:style-name="ce8" office:value-type="date" office:date-value="1967-04-24" calcext:value-type="date">
            <text:p>24/04/1967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76]-[.D17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8" calcext:value-type="float">
            <text:p>1968</text:p>
          </table:table-cell>
          <table:table-cell office:value-type="string" calcext:value-type="string">
            <text:p>Soyuz 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8-10-26" calcext:value-type="date">
            <text:p>26/10/1968</text:p>
          </table:table-cell>
          <table:table-cell table:style-name="ce8" office:value-type="date" office:date-value="1968-10-30" calcext:value-type="date">
            <text:p>30/10/1968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E177]-[.D177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4" calcext:value-type="date">
            <text:p>14/01/1969</text:p>
          </table:table-cell>
          <table:table-cell table:style-name="ce8" office:value-type="date" office:date-value="1969-01-17" calcext:value-type="date">
            <text:p>17/01/1969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78]-[.D178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01-15" calcext:value-type="date">
            <text:p>15/01/1969</text:p>
          </table:table-cell>
          <table:table-cell table:style-name="ce8" office:value-type="date" office:date-value="1969-01-18" calcext:value-type="date">
            <text:p>18/01/1969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E179]-[.D17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1" calcext:value-type="date">
            <text:p>11/10/1969</text:p>
          </table:table-cell>
          <table:table-cell table:style-name="ce8" office:value-type="date" office:date-value="1969-10-16" calcext:value-type="date">
            <text:p>16/10/1969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E180]-[.D180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2" calcext:value-type="date">
            <text:p>12/10/1969</text:p>
          </table:table-cell>
          <table:table-cell table:style-name="ce8" office:value-type="date" office:date-value="1969-10-17" calcext:value-type="date">
            <text:p>17/10/1969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81]-[.D18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9" calcext:value-type="float">
            <text:p>1969</text:p>
          </table:table-cell>
          <table:table-cell office:value-type="string" calcext:value-type="string">
            <text:p>Soyuz 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69-10-13" calcext:value-type="date">
            <text:p>13/10/1969</text:p>
          </table:table-cell>
          <table:table-cell table:style-name="ce8" office:value-type="date" office:date-value="1969-10-18" calcext:value-type="date">
            <text:p>18/10/1969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E182]-[.D182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70" calcext:value-type="float">
            <text:p>1970</text:p>
          </table:table-cell>
          <table:table-cell office:value-type="string" calcext:value-type="string">
            <text:p>Soyuz 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0-06-01" calcext:value-type="date">
            <text:p>01/06/1970</text:p>
          </table:table-cell>
          <table:table-cell table:style-name="ce8" office:value-type="date" office:date-value="1970-06-19" calcext:value-type="date">
            <text:p>19/06/197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E183]-[.D183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4-22" calcext:value-type="date">
            <text:p>22/04/1971</text:p>
          </table:table-cell>
          <table:table-cell table:style-name="ce8" office:value-type="date" office:date-value="1971-04-24" calcext:value-type="date">
            <text:p>24/04/197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1</text:p>
          </table:table-cell>
          <table:table-cell table:formula="of:=[.E184]-[.D184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office:value-type="string" calcext:value-type="string">
            <text:p>Soyuz 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1-06-06" calcext:value-type="date">
            <text:p>06/06/1971</text:p>
          </table:table-cell>
          <table:table-cell table:style-name="ce8" office:value-type="date" office:date-value="1971-06-29" calcext:value-type="date">
            <text:p>29/06/197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alyut 1</text:p>
          </table:table-cell>
          <table:table-cell table:formula="of:=[.E185]-[.D185]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09-27" calcext:value-type="date">
            <text:p>27/09/1973</text:p>
          </table:table-cell>
          <table:table-cell table:style-name="ce8" office:value-type="date" office:date-value="1973-09-29" calcext:value-type="date">
            <text:p>29/09/1973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E186]-[.D186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office:value-type="string" calcext:value-type="string">
            <text:p>Soyuz 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3-12-18" calcext:value-type="date">
            <text:p>18/12/1973</text:p>
          </table:table-cell>
          <table:table-cell table:style-name="ce8" office:value-type="date" office:date-value="1973-12-26" calcext:value-type="date">
            <text:p>26/12/1973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E187]-[.D187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7-03" calcext:value-type="date">
            <text:p>03/07/2014</text:p>
          </table:table-cell>
          <table:table-cell table:style-name="ce8" office:value-type="date" office:date-value="2014-07-19" calcext:value-type="date">
            <text:p>19/07/20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lyut 3</text:p>
          </table:table-cell>
          <table:table-cell table:formula="of:=[.E188]-[.D188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08-26" calcext:value-type="date">
            <text:p>26/08/1974</text:p>
          </table:table-cell>
          <table:table-cell table:style-name="ce8" office:value-type="date" office:date-value="1974-08-28" calcext:value-type="date">
            <text:p>28/08/19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3</text:p>
          </table:table-cell>
          <table:table-cell table:formula="of:=[.E189]-[.D189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4" calcext:value-type="float">
            <text:p>1974</text:p>
          </table:table-cell>
          <table:table-cell office:value-type="string" calcext:value-type="string">
            <text:p>Soyuz 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4-12-02" calcext:value-type="date">
            <text:p>02/12/1974</text:p>
          </table:table-cell>
          <table:table-cell table:style-name="ce8" office:value-type="date" office:date-value="1974-12-08" calcext:value-type="date">
            <text:p>08/12/1974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E190]-[.D190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1-10" calcext:value-type="date">
            <text:p>10/01/1975</text:p>
          </table:table-cell>
          <table:table-cell table:style-name="ce8" office:value-type="date" office:date-value="1975-02-09" calcext:value-type="date">
            <text:p>09/02/197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yut 4</text:p>
          </table:table-cell>
          <table:table-cell table:formula="of:=[.E191]-[.D191]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a</text:p>
          </table:table-cell>
          <table:table-cell office:value-type="string" calcext:value-type="string">
            <text:p>Soyuz</text:p>
          </table:table-cell>
          <table:table-cell table:number-columns-repeated="2" table:style-name="ce8" office:value-type="date" office:date-value="1975-04-05" calcext:value-type="date">
            <text:p>05/04/1975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E192]-[.D1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5-24" calcext:value-type="date">
            <text:p>24/05/1975</text:p>
          </table:table-cell>
          <table:table-cell table:style-name="ce8" office:value-type="date" office:date-value="1975-07-26" calcext:value-type="date">
            <text:p>26/07/197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alyut 4</text:p>
          </table:table-cell>
          <table:table-cell table:formula="of:=[.E193]-[.D193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6" office:value-type="float" office:value="1975" calcext:value-type="float">
            <text:p>1975</text:p>
          </table:table-cell>
          <table:table-cell office:value-type="string" calcext:value-type="string">
            <text:p>Soyuz 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5-07-15" calcext:value-type="date">
            <text:p>15/07/1975</text:p>
          </table:table-cell>
          <table:table-cell table:style-name="ce8" office:value-type="date" office:date-value="1975-07-21" calcext:value-type="date">
            <text:p>21/07/19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pollo</text:p>
          </table:table-cell>
          <table:table-cell table:formula="of:=[.E194]-[.D194]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7-06" calcext:value-type="date">
            <text:p>06/07/1976</text:p>
          </table:table-cell>
          <table:table-cell table:style-name="ce8" office:value-type="date" office:date-value="1976-08-24" calcext:value-type="date">
            <text:p>24/08/197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5</text:p>
          </table:table-cell>
          <table:table-cell table:formula="of:=[.E195]-[.D195]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09-15" calcext:value-type="date">
            <text:p>15/09/1976</text:p>
          </table:table-cell>
          <table:table-cell table:style-name="ce8" office:value-type="date" office:date-value="1976-09-23" calcext:value-type="date">
            <text:p>23/09/1976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E196]-[.D19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6" calcext:value-type="float">
            <text:p>1976</text:p>
          </table:table-cell>
          <table:table-cell office:value-type="string" calcext:value-type="string">
            <text:p>Soyuz 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6-10-14" calcext:value-type="date">
            <text:p>14/10/1976</text:p>
          </table:table-cell>
          <table:table-cell table:style-name="ce8" office:value-type="date" office:date-value="1976-10-16" calcext:value-type="date">
            <text:p>16/10/197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5</text:p>
          </table:table-cell>
          <table:table-cell table:formula="of:=[.E197]-[.D19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02-07" calcext:value-type="date">
            <text:p>07/02/1977</text:p>
          </table:table-cell>
          <table:table-cell table:style-name="ce8" office:value-type="date" office:date-value="1977-02-25" calcext:value-type="date">
            <text:p>25/02/197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lyut 5</text:p>
          </table:table-cell>
          <table:table-cell table:formula="of:=[.E198]-[.D198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0-09" calcext:value-type="date">
            <text:p>09/10/1977</text:p>
          </table:table-cell>
          <table:table-cell table:style-name="ce8" office:value-type="date" office:date-value="1977-10-11" calcext:value-type="date">
            <text:p>11/10/197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alyut 6</text:p>
          </table:table-cell>
          <table:table-cell table:formula="of:=[.E199]-[.D199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7" calcext:value-type="float">
            <text:p>1977</text:p>
          </table:table-cell>
          <table:table-cell office:value-type="string" calcext:value-type="string">
            <text:p>Soyuz 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7-12-10" calcext:value-type="date">
            <text:p>10/12/1977</text:p>
          </table:table-cell>
          <table:table-cell table:style-name="ce8" office:value-type="date" office:date-value="1978-01-16" calcext:value-type="date">
            <text:p>16/01/197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alyut 6</text:p>
          </table:table-cell>
          <table:table-cell table:formula="of:=[.E200]-[.D200]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1-10" calcext:value-type="date">
            <text:p>10/01/1978</text:p>
          </table:table-cell>
          <table:table-cell table:style-name="ce8" office:value-type="date" office:date-value="1978-03-16" calcext:value-type="date">
            <text:p>16/03/197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lyut 6</text:p>
          </table:table-cell>
          <table:table-cell table:formula="of:=[.E201]-[.D201]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3-02" calcext:value-type="date">
            <text:p>02/03/1978</text:p>
          </table:table-cell>
          <table:table-cell table:style-name="ce8" office:value-type="date" office:date-value="1978-03-10" calcext:value-type="date">
            <text:p>10/03/197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lyut 6</text:p>
          </table:table-cell>
          <table:table-cell table:formula="of:=[.E202]-[.D202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15" calcext:value-type="date">
            <text:p>15/06/1978</text:p>
          </table:table-cell>
          <table:table-cell table:style-name="ce8" office:value-type="date" office:date-value="1978-09-03" calcext:value-type="date">
            <text:p>03/09/197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alyut 6</text:p>
          </table:table-cell>
          <table:table-cell table:formula="of:=[.E203]-[.D203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6-27" calcext:value-type="date">
            <text:p>27/06/1978</text:p>
          </table:table-cell>
          <table:table-cell table:style-name="ce8" office:value-type="date" office:date-value="1978-07-05" calcext:value-type="date">
            <text:p>05/07/197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alyut 6</text:p>
          </table:table-cell>
          <table:table-cell table:formula="of:=[.E204]-[.D204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78" calcext:value-type="float">
            <text:p>1978</text:p>
          </table:table-cell>
          <table:table-cell office:value-type="string" calcext:value-type="string">
            <text:p>Soyuz 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8-08-26" calcext:value-type="date">
            <text:p>26/08/1978</text:p>
          </table:table-cell>
          <table:table-cell table:style-name="ce8" office:value-type="date" office:date-value="1978-11-02" calcext:value-type="date">
            <text:p>02/11/197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formula="of:=[.E205]-[.D205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2-25" calcext:value-type="date">
            <text:p>25/02/1979</text:p>
          </table:table-cell>
          <table:table-cell table:style-name="ce8" office:value-type="date" office:date-value="1979-06-13" calcext:value-type="date">
            <text:p>13/06/197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alyut 6</text:p>
          </table:table-cell>
          <table:table-cell table:formula="of:=[.E206]-[.D206]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4-10" calcext:value-type="date">
            <text:p>10/04/1979</text:p>
          </table:table-cell>
          <table:table-cell table:style-name="ce8" office:value-type="date" office:date-value="1979-04-12" calcext:value-type="date">
            <text:p>12/04/19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alyut 6</text:p>
          </table:table-cell>
          <table:table-cell table:formula="of:=[.E207]-[.D20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office:value-type="string" calcext:value-type="string">
            <text:p>Soyuz 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79-06-06" calcext:value-type="date">
            <text:p>06/06/1979</text:p>
          </table:table-cell>
          <table:table-cell table:style-name="ce8" office:value-type="date" office:date-value="1979-08-19" calcext:value-type="date">
            <text:p>19/08/197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alyut 6</text:p>
          </table:table-cell>
          <table:table-cell table:formula="of:=[.E208]-[.D208]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4-09" calcext:value-type="date">
            <text:p>09/04/1980</text:p>
          </table:table-cell>
          <table:table-cell table:style-name="ce8" office:value-type="date" office:date-value="1980-06-03" calcext:value-type="date">
            <text:p>03/06/198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lyut 6</text:p>
          </table:table-cell>
          <table:table-cell table:formula="of:=[.E209]-[.D209]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5-26" calcext:value-type="date">
            <text:p>26/05/1980</text:p>
          </table:table-cell>
          <table:table-cell table:style-name="ce8" office:value-type="date" office:date-value="1980-07-31" calcext:value-type="date">
            <text:p>31/07/19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alyut 6</text:p>
          </table:table-cell>
          <table:table-cell table:formula="of:=[.E210]-[.D210]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2 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6-05" calcext:value-type="date">
            <text:p>05/06/1980</text:p>
          </table:table-cell>
          <table:table-cell table:style-name="ce8" office:value-type="date" office:date-value="1980-06-09" calcext:value-type="date">
            <text:p>09/06/198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lyut 6</text:p>
          </table:table-cell>
          <table:table-cell table:formula="of:=[.E211]-[.D211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7-23" calcext:value-type="date">
            <text:p>23/07/1980</text:p>
          </table:table-cell>
          <table:table-cell table:style-name="ce8" office:value-type="date" office:date-value="1980-10-11" calcext:value-type="date">
            <text:p>11/10/19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Salyut 6</text:p>
          </table:table-cell>
          <table:table-cell table:formula="of:=[.E212]-[.D212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3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09-18" calcext:value-type="date">
            <text:p>18/09/1980</text:p>
          </table:table-cell>
          <table:table-cell table:style-name="ce8" office:value-type="date" office:date-value="1980-09-26" calcext:value-type="date">
            <text:p>26/09/19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lyut 6</text:p>
          </table:table-cell>
          <table:table-cell table:formula="of:=[.E213]-[.D213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office:value-type="string" calcext:value-type="string">
            <text:p>Soyuz T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0-11-27" calcext:value-type="date">
            <text:p>27/11/1980</text:p>
          </table:table-cell>
          <table:table-cell table:style-name="ce8" office:value-type="date" office:date-value="1980-12-10" calcext:value-type="date">
            <text:p>10/12/198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alyut 6</text:p>
          </table:table-cell>
          <table:table-cell table:formula="of:=[.E214]-[.D214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T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12" calcext:value-type="date">
            <text:p>12/03/1981</text:p>
          </table:table-cell>
          <table:table-cell table:style-name="ce8" office:value-type="date" office:date-value="1981-05-26" calcext:value-type="date">
            <text:p>26/05/198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lyut 6</text:p>
          </table:table-cell>
          <table:table-cell table:formula="of:=[.E215]-[.D215]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3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3-22" calcext:value-type="date">
            <text:p>22/03/1981</text:p>
          </table:table-cell>
          <table:table-cell table:style-name="ce8" office:value-type="date" office:date-value="1981-03-30" calcext:value-type="date">
            <text:p>30/03/19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Salyut 6</text:p>
          </table:table-cell>
          <table:table-cell table:formula="of:=[.E216]-[.D216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office:value-type="string" calcext:value-type="string">
            <text:p>Soyuz 4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1-05-14" calcext:value-type="date">
            <text:p>14/05/1981</text:p>
          </table:table-cell>
          <table:table-cell table:style-name="ce8" office:value-type="date" office:date-value="1981-05-22" calcext:value-type="date">
            <text:p>22/05/198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alyut 6</text:p>
          </table:table-cell>
          <table:table-cell table:formula="of:=[.E217]-[.D217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5-13" calcext:value-type="date">
            <text:p>13/05/1982</text:p>
          </table:table-cell>
          <table:table-cell table:style-name="ce8" office:value-type="date" office:date-value="1982-08-27" calcext:value-type="date">
            <text:p>27/08/198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alyut 7</text:p>
          </table:table-cell>
          <table:table-cell table:formula="of:=[.E218]-[.D218]"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6-24" calcext:value-type="date">
            <text:p>24/06/1982</text:p>
          </table:table-cell>
          <table:table-cell table:style-name="ce8" office:value-type="date" office:date-value="1982-07-02" calcext:value-type="date">
            <text:p>02/07/198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alyut 7</text:p>
          </table:table-cell>
          <table:table-cell table:formula="of:=[.E219]-[.D219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office:value-type="string" calcext:value-type="string">
            <text:p>Soyuz T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2-08-19" calcext:value-type="date">
            <text:p>19/08/1982</text:p>
          </table:table-cell>
          <table:table-cell table:style-name="ce8" office:value-type="date" office:date-value="1982-12-10" calcext:value-type="date">
            <text:p>10/12/198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alyut 7</text:p>
          </table:table-cell>
          <table:table-cell table:style-name="ce10" table:formula="of:=[.E220]-[.D220]"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4-20" calcext:value-type="date">
            <text:p>20/04/1983</text:p>
          </table:table-cell>
          <table:table-cell table:style-name="ce8" office:value-type="date" office:date-value="1983-04-22" calcext:value-type="date">
            <text:p>22/04/198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alyut 7</text:p>
          </table:table-cell>
          <table:table-cell table:formula="of:=[.E221]-[.D221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office:value-type="string" calcext:value-type="string">
            <text:p>Soyuz T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3-06-27" calcext:value-type="date">
            <text:p>27/06/1983</text:p>
          </table:table-cell>
          <table:table-cell table:style-name="ce8" office:value-type="date" office:date-value="1983-11-23" calcext:value-type="date">
            <text:p>23/11/198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alyut 7</text:p>
          </table:table-cell>
          <table:table-cell table:formula="of:=[.E222]-[.D222]"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2-08" calcext:value-type="date">
            <text:p>08/02/1984</text:p>
          </table:table-cell>
          <table:table-cell table:style-name="ce8" office:value-type="date" office:date-value="1984-04-11" calcext:value-type="date">
            <text:p>11/04/198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alyut 7</text:p>
          </table:table-cell>
          <table:table-cell table:formula="of:=[.E223]-[.D223]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4-03" calcext:value-type="date">
            <text:p>03/04/1984</text:p>
          </table:table-cell>
          <table:table-cell table:style-name="ce8" office:value-type="date" office:date-value="1984-10-02" calcext:value-type="date">
            <text:p>02/10/19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alyut 7</text:p>
          </table:table-cell>
          <table:table-cell table:formula="of:=[.E224]-[.D224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office:value-type="string" calcext:value-type="string">
            <text:p>Soyuz T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4-07-17" calcext:value-type="date">
            <text:p>17/07/1984</text:p>
          </table:table-cell>
          <table:table-cell table:style-name="ce8" office:value-type="date" office:date-value="1984-07-29" calcext:value-type="date">
            <text:p>29/07/198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alyut 7</text:p>
          </table:table-cell>
          <table:table-cell table:formula="of:=[.E225]-[.D225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6-06" calcext:value-type="date">
            <text:p>06/06/1985</text:p>
          </table:table-cell>
          <table:table-cell table:style-name="ce8" office:value-type="date" office:date-value="1985-09-26" calcext:value-type="date">
            <text:p>26/09/198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alyut 7</text:p>
          </table:table-cell>
          <table:table-cell table:formula="of:=[.E226]-[.D226]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office:value-type="string" calcext:value-type="string">
            <text:p>Soyuz T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5-09-17" calcext:value-type="date">
            <text:p>17/09/1985</text:p>
          </table:table-cell>
          <table:table-cell table:style-name="ce8" office:value-type="date" office:date-value="1985-11-21" calcext:value-type="date">
            <text:p>21/11/198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alyut 7</text:p>
          </table:table-cell>
          <table:table-cell table:formula="of:=[.E227]-[.D227]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office:value-type="string" calcext:value-type="string">
            <text:p>Soyuz T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6-03-13" calcext:value-type="date">
            <text:p>13/03/1986</text:p>
          </table:table-cell>
          <table:table-cell table:style-name="ce8" office:value-type="date" office:date-value="1986-07-16" calcext:value-type="date">
            <text:p>16/07/198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7 + MIR</text:p>
          </table:table-cell>
          <table:table-cell table:formula="of:=[.E228]-[.D228]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2-05" calcext:value-type="date">
            <text:p>05/02/1987</text:p>
          </table:table-cell>
          <table:table-cell table:style-name="ce8" office:value-type="date" office:date-value="1987-07-30" calcext:value-type="date">
            <text:p>30/07/19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R</text:p>
          </table:table-cell>
          <table:table-cell table:formula="of:=[.E229]-[.D229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07-22" calcext:value-type="date">
            <text:p>22/07/1987</text:p>
          </table:table-cell>
          <table:table-cell table:style-name="ce8" office:value-type="date" office:date-value="1987-12-29" calcext:value-type="date">
            <text:p>29/12/198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R</text:p>
          </table:table-cell>
          <table:table-cell table:formula="of:=[.E230]-[.D230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office:value-type="string" calcext:value-type="string">
            <text:p>Soyuz TM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7-12-21" calcext:value-type="date">
            <text:p>21/12/1987</text:p>
          </table:table-cell>
          <table:table-cell table:style-name="ce8" office:value-type="date" office:date-value="1988-06-17" calcext:value-type="date">
            <text:p>17/06/1988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IR</text:p>
          </table:table-cell>
          <table:table-cell table:formula="of:=[.E231]-[.D231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6-07" calcext:value-type="date">
            <text:p>07/06/1988</text:p>
          </table:table-cell>
          <table:table-cell table:style-name="ce8" office:value-type="date" office:date-value="1988-09-07" calcext:value-type="date">
            <text:p>07/09/198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R</text:p>
          </table:table-cell>
          <table:table-cell table:formula="of:=[.E232]-[.D232]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08-29" calcext:value-type="date">
            <text:p>29/08/1988</text:p>
          </table:table-cell>
          <table:table-cell table:style-name="ce8" office:value-type="date" office:date-value="1988-12-21" calcext:value-type="date">
            <text:p>21/12/198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IR</text:p>
          </table:table-cell>
          <table:table-cell table:formula="of:=[.E233]-[.D233]"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office:value-type="string" calcext:value-type="string">
            <text:p>Soyuz TM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8-11-26" calcext:value-type="date">
            <text:p>26/11/1988</text:p>
          </table:table-cell>
          <table:table-cell table:style-name="ce8" office:value-type="date" office:date-value="1989-04-27" calcext:value-type="date">
            <text:p>27/04/198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IR</text:p>
          </table:table-cell>
          <table:table-cell table:formula="of:=[.E234]-[.D234]"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office:value-type="string" calcext:value-type="string">
            <text:p>Soyuz TM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89-09-05" calcext:value-type="date">
            <text:p>05/09/1989</text:p>
          </table:table-cell>
          <table:table-cell table:style-name="ce8" office:value-type="date" office:date-value="1990-02-19" calcext:value-type="date">
            <text:p>19/02/199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IR</text:p>
          </table:table-cell>
          <table:table-cell table:formula="of:=[.E235]-[.D235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2-11" calcext:value-type="date">
            <text:p>11/02/1990</text:p>
          </table:table-cell>
          <table:table-cell table:style-name="ce8" office:value-type="date" office:date-value="1990-08-09" calcext:value-type="date">
            <text:p>09/08/19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MIR</text:p>
          </table:table-cell>
          <table:table-cell table:formula="of:=[.E236]-[.D236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08-01" calcext:value-type="date">
            <text:p>01/08/1990</text:p>
          </table:table-cell>
          <table:table-cell table:style-name="ce8" office:value-type="date" office:date-value="1990-12-10" calcext:value-type="date">
            <text:p>10/12/199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R</text:p>
          </table:table-cell>
          <table:table-cell table:formula="of:=[.E237]-[.D237]"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office:value-type="string" calcext:value-type="string">
            <text:p>Soyuz TM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0-12-02" calcext:value-type="date">
            <text:p>02/12/1990</text:p>
          </table:table-cell>
          <table:table-cell table:style-name="ce8" office:value-type="date" office:date-value="1991-05-26" calcext:value-type="date">
            <text:p>26/05/199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R</text:p>
          </table:table-cell>
          <table:table-cell table:formula="of:=[.E238]-[.D238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05-18" calcext:value-type="date">
            <text:p>18/05/1991</text:p>
          </table:table-cell>
          <table:table-cell table:style-name="ce8" office:value-type="date" office:date-value="1991-10-10" calcext:value-type="date">
            <text:p>10/10/199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39]-[.D239]" office:value-type="float" office:value="145" calcext:value-type="float">
            <text:p>145</text:p>
          </table:table-cell>
          <table:table-cell table:number-columns-repeated="1016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office:value-type="string" calcext:value-type="string">
            <text:p>Soyuz TM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1-10-02" calcext:value-type="date">
            <text:p>02/10/1991</text:p>
          </table:table-cell>
          <table:table-cell table:style-name="ce8" office:value-type="date" office:date-value="1992-03-25" calcext:value-type="date">
            <text:p>25/03/199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MIR</text:p>
          </table:table-cell>
          <table:table-cell table:formula="of:=[.E240]-[.D240]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3-17" calcext:value-type="date">
            <text:p>17/03/1992</text:p>
          </table:table-cell>
          <table:table-cell table:style-name="ce8" office:value-type="date" office:date-value="1992-08-10" calcext:value-type="date">
            <text:p>10/08/1992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1]-[.D241]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office:value-type="string" calcext:value-type="string">
            <text:p>Soyuz TM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2-07-27" calcext:value-type="date">
            <text:p>27/07/1992</text:p>
          </table:table-cell>
          <table:table-cell table:style-name="ce8" office:value-type="date" office:date-value="1993-02-01" calcext:value-type="date">
            <text:p>01/02/199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IR</text:p>
          </table:table-cell>
          <table:table-cell table:formula="of:=[.E242]-[.D242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1-24" calcext:value-type="date">
            <text:p>24/01/1993</text:p>
          </table:table-cell>
          <table:table-cell table:style-name="ce8" office:value-type="date" office:date-value="1993-07-22" calcext:value-type="date">
            <text:p>22/07/19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3]-[.D243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office:value-type="string" calcext:value-type="string">
            <text:p>Soyuz TM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3-07-01" calcext:value-type="date">
            <text:p>01/07/1993</text:p>
          </table:table-cell>
          <table:table-cell table:style-name="ce8" office:value-type="date" office:date-value="1994-01-14" calcext:value-type="date">
            <text:p>14/0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44]-[.D244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1-08" calcext:value-type="date">
            <text:p>08/01/1994</text:p>
          </table:table-cell>
          <table:table-cell table:style-name="ce8" office:value-type="date" office:date-value="1994-07-09" calcext:value-type="date">
            <text:p>09/07/199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formula="of:=[.E245]-[.D245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07-01" calcext:value-type="date">
            <text:p>01/07/1994</text:p>
          </table:table-cell>
          <table:table-cell table:style-name="ce8" office:value-type="date" office:date-value="1994-11-04" calcext:value-type="date">
            <text:p>04/11/199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IR</text:p>
          </table:table-cell>
          <table:table-cell table:formula="of:=[.E246]-[.D246]"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office:value-type="string" calcext:value-type="string">
            <text:p>Soyuz TM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4-10-03" calcext:value-type="date">
            <text:p>03/10/1994</text:p>
          </table:table-cell>
          <table:table-cell table:style-name="ce8" office:value-type="date" office:date-value="1995-03-22" calcext:value-type="date">
            <text:p>22/03/199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47]-[.D247]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3-14" calcext:value-type="date">
            <text:p>14/03/1995</text:p>
          </table:table-cell>
          <table:table-cell table:style-name="ce8" office:value-type="date" office:date-value="1995-09-11" calcext:value-type="date">
            <text:p>11/09/199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formula="of:=[.E248]-[.D248]" office:value-type="float" office:value="181" calcext:value-type="float">
            <text:p>181</text:p>
          </table:table-cell>
          <table:table-cell table:number-columns-repeated="1016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office:value-type="string" calcext:value-type="string">
            <text:p>Soyuz TM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5-09-03" calcext:value-type="date">
            <text:p>03/09/1995</text:p>
          </table:table-cell>
          <table:table-cell table:style-name="ce8" office:value-type="date" office:date-value="1996-02-29" calcext:value-type="date">
            <text:p>29/02/199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IR</text:p>
          </table:table-cell>
          <table:table-cell table:formula="of:=[.E249]-[.D249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2-21" calcext:value-type="date">
            <text:p>21/02/1996</text:p>
          </table:table-cell>
          <table:table-cell table:style-name="ce8" office:value-type="date" office:date-value="1996-09-02" calcext:value-type="date">
            <text:p>02/09/199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IR</text:p>
          </table:table-cell>
          <table:table-cell table:formula="of:=[.E250]-[.D250]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office:value-type="string" calcext:value-type="string">
            <text:p>Soyuz TM-2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6-08-17" calcext:value-type="date">
            <text:p>17/08/1996</text:p>
          </table:table-cell>
          <table:table-cell table:style-name="ce8" office:value-type="date" office:date-value="1997-03-02" calcext:value-type="date">
            <text:p>02/03/199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IR</text:p>
          </table:table-cell>
          <table:table-cell table:formula="of:=[.E251]-[.D251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2-10" calcext:value-type="date">
            <text:p>10/02/1997</text:p>
          </table:table-cell>
          <table:table-cell table:style-name="ce8" office:value-type="date" office:date-value="1997-08-14" calcext:value-type="date">
            <text:p>14/08/199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IR</text:p>
          </table:table-cell>
          <table:table-cell table:formula="of:=[.E252]-[.D252]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office:value-type="string" calcext:value-type="string">
            <text:p>Soyuz TM-2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7-08-05" calcext:value-type="date">
            <text:p>05/08/1997</text:p>
          </table:table-cell>
          <table:table-cell table:style-name="ce8" office:value-type="date" office:date-value="1998-02-19" calcext:value-type="date">
            <text:p>19/02/199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R</text:p>
          </table:table-cell>
          <table:table-cell table:formula="of:=[.E253]-[.D253]"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1-29" calcext:value-type="date">
            <text:p>29/01/1998</text:p>
          </table:table-cell>
          <table:table-cell table:style-name="ce8" office:value-type="date" office:date-value="1998-08-25" calcext:value-type="date">
            <text:p>25/08/199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IR</text:p>
          </table:table-cell>
          <table:table-cell table:formula="of:=[.E254]-[.D254]"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office:value-type="string" calcext:value-type="string">
            <text:p>Soyuz TM-2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8-08-13" calcext:value-type="date">
            <text:p>13/08/1998</text:p>
          </table:table-cell>
          <table:table-cell table:style-name="ce8" office:value-type="date" office:date-value="1999-02-28" calcext:value-type="date">
            <text:p>28/02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formula="of:=[.E255]-[.D255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office:value-type="string" calcext:value-type="string">
            <text:p>Soyuz TM-2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1999-02-20" calcext:value-type="date">
            <text:p>20/02/1999</text:p>
          </table:table-cell>
          <table:table-cell table:style-name="ce8" office:value-type="date" office:date-value="1999-08-28" calcext:value-type="date">
            <text:p>28/08/199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R</text:p>
          </table:table-cell>
          <table:table-cell table:formula="of:=[.E256]-[.D256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04-04" calcext:value-type="date">
            <text:p>04/04/2000</text:p>
          </table:table-cell>
          <table:table-cell table:style-name="ce8" office:value-type="date" office:date-value="2000-06-16" calcext:value-type="date">
            <text:p>16/06/20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IR</text:p>
          </table:table-cell>
          <table:table-cell table:formula="of:=[.E257]-[.D257]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office:value-type="string" calcext:value-type="string">
            <text:p>Soyuz TM-3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0-10-31" calcext:value-type="date">
            <text:p>31/10/2000</text:p>
          </table:table-cell>
          <table:table-cell table:style-name="ce8" office:value-type="date" office:date-value="2001-05-06" calcext:value-type="date">
            <text:p>06/05/200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SS</text:p>
          </table:table-cell>
          <table:table-cell table:formula="of:=[.E258]-[.D258]" office:value-type="float" office:value="187" calcext:value-type="float">
            <text:p>187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04-28" calcext:value-type="date">
            <text:p>28/04/2001</text:p>
          </table:table-cell>
          <table:table-cell table:style-name="ce8" office:value-type="date" office:date-value="2001-10-31" calcext:value-type="date">
            <text:p>31/10/200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formula="of:=[.E259]-[.D259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office:value-type="string" calcext:value-type="string">
            <text:p>Soyuz TM-3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1-10-21" calcext:value-type="date">
            <text:p>21/10/2001</text:p>
          </table:table-cell>
          <table:table-cell table:style-name="ce8" office:value-type="date" office:date-value="2002-05-05" calcext:value-type="date">
            <text:p>05/05/200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formula="of:=[.E260]-[.D260]"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-3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04-25" calcext:value-type="date">
            <text:p>25/04/2002</text:p>
          </table:table-cell>
          <table:table-cell table:style-name="ce8" office:value-type="date" office:date-value="2002-11-10" calcext:value-type="date">
            <text:p>10/11/200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SS</text:p>
          </table:table-cell>
          <table:table-cell table:formula="of:=[.E261]-[.D261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office:value-type="string" calcext:value-type="string">
            <text:p>Soyuz TMA-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2-10-30" calcext:value-type="date">
            <text:p>30/10/2002</text:p>
          </table:table-cell>
          <table:table-cell table:style-name="ce8" office:value-type="date" office:date-value="2003-05-04" calcext:value-type="date">
            <text:p>04/05/20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SS</text:p>
          </table:table-cell>
          <table:table-cell table:formula="of:=[.E262]-[.D262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04-26" calcext:value-type="date">
            <text:p>26/04/2003</text:p>
          </table:table-cell>
          <table:table-cell table:style-name="ce8" office:value-type="date" office:date-value="2003-10-28" calcext:value-type="date">
            <text:p>28/10/200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formula="of:=[.E263]-[.D263]" office:value-type="float" office:value="185" calcext:value-type="float">
            <text:p>185</text:p>
          </table:table-cell>
          <table:table-cell table:number-columns-repeated="1016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office:value-type="string" calcext:value-type="string">
            <text:p>Soyuz TMA-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3-10-18" calcext:value-type="date">
            <text:p>18/10/2003</text:p>
          </table:table-cell>
          <table:table-cell table:style-name="ce8" office:value-type="date" office:date-value="2004-04-30" calcext:value-type="date">
            <text:p>30/04/200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SS</text:p>
          </table:table-cell>
          <table:table-cell table:formula="of:=[.E264]-[.D264]" office:value-type="float" office:value="195" calcext:value-type="float">
            <text:p>195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04-19" calcext:value-type="date">
            <text:p>19/04/2004</text:p>
          </table:table-cell>
          <table:table-cell table:style-name="ce8" office:value-type="date" office:date-value="2004-10-24" calcext:value-type="date">
            <text:p>24/10/200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5]-[.D265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oyuz TMA-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4-10-14" calcext:value-type="date">
            <text:p>14/10/2004</text:p>
          </table:table-cell>
          <table:table-cell table:style-name="ce8" office:value-type="date" office:date-value="2005-04-24" calcext:value-type="date">
            <text:p>24/04/200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6]-[.D266]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04-15" calcext:value-type="date">
            <text:p>15/04/2005</text:p>
          </table:table-cell>
          <table:table-cell table:style-name="ce8" office:value-type="date" office:date-value="2005-10-11" calcext:value-type="date">
            <text:p>11/10/200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SS</text:p>
          </table:table-cell>
          <table:table-cell table:formula="of:=[.E267]-[.D267]" office:value-type="float" office:value="179" calcext:value-type="float">
            <text:p>179</text:p>
          </table:table-cell>
          <table:table-cell table:number-columns-repeated="1016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office:value-type="string" calcext:value-type="string">
            <text:p>Soyuz TMA-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5-10-01" calcext:value-type="date">
            <text:p>01/10/2005</text:p>
          </table:table-cell>
          <table:table-cell table:style-name="ce8" office:value-type="date" office:date-value="2006-04-08" calcext:value-type="date">
            <text:p>08/04/200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SS</text:p>
          </table:table-cell>
          <table:table-cell table:formula="of:=[.E268]-[.D268]"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3-30" calcext:value-type="date">
            <text:p>30/03/2006</text:p>
          </table:table-cell>
          <table:table-cell table:style-name="ce8" office:value-type="date" office:date-value="2006-09-29" calcext:value-type="date">
            <text:p>29/09/200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SS</text:p>
          </table:table-cell>
          <table:table-cell table:formula="of:=[.E269]-[.D269]" office:value-type="float" office:value="183" calcext:value-type="float">
            <text:p>183</text:p>
          </table:table-cell>
          <table:table-cell table:number-columns-repeated="1016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office:value-type="string" calcext:value-type="string">
            <text:p>Soyuz TMA-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6-09-18" calcext:value-type="date">
            <text:p>18/09/2006</text:p>
          </table:table-cell>
          <table:table-cell table:style-name="ce8" office:value-type="date" office:date-value="2007-04-21" calcext:value-type="date">
            <text:p>21/04/200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SS</text:p>
          </table:table-cell>
          <table:table-cell table:formula="of:=[.E270]-[.D270]" office:value-type="float" office:value="215" calcext:value-type="float">
            <text:p>215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04-07" calcext:value-type="date">
            <text:p>07/04/2007</text:p>
          </table:table-cell>
          <table:table-cell table:style-name="ce8" office:value-type="date" office:date-value="2007-10-21" calcext:value-type="date">
            <text:p>21/10/2007</text:p>
          </table:table-cell>
          <table:table-cell/>
          <table:table-cell office:value-type="string" calcext:value-type="string">
            <text:p>ISS</text:p>
          </table:table-cell>
          <table:table-cell table:formula="of:=[.E271]-[.D271]" office:value-type="float" office:value="197" calcext:value-type="float">
            <text:p>197</text:p>
          </table:table-cell>
          <table:table-cell table:number-columns-repeated="1016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office:value-type="string" calcext:value-type="string">
            <text:p>Soyuz TMA-1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7-10-10" calcext:value-type="date">
            <text:p>10/10/2007</text:p>
          </table:table-cell>
          <table:table-cell table:style-name="ce8" office:value-type="date" office:date-value="2008-04-19" calcext:value-type="date">
            <text:p>19/04/2008</text:p>
          </table:table-cell>
          <table:table-cell/>
          <table:table-cell office:value-type="string" calcext:value-type="string">
            <text:p>ISS</text:p>
          </table:table-cell>
          <table:table-cell table:formula="of:=[.E272]-[.D272]" office:value-type="float" office:value="192" calcext:value-type="float">
            <text:p>192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04-08" calcext:value-type="date">
            <text:p>08/04/2008</text:p>
          </table:table-cell>
          <table:table-cell table:style-name="ce8" office:value-type="date" office:date-value="2008-10-24" calcext:value-type="date">
            <text:p>24/10/2008</text:p>
          </table:table-cell>
          <table:table-cell/>
          <table:table-cell office:value-type="string" calcext:value-type="string">
            <text:p>ISS</text:p>
          </table:table-cell>
          <table:table-cell table:formula="of:=[.E273]-[.D273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office:value-type="string" calcext:value-type="string">
            <text:p>Soyuz TMA-13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8-10-12" calcext:value-type="date">
            <text:p>12/10/2008</text:p>
          </table:table-cell>
          <table:table-cell table:style-name="ce8" office:value-type="date" office:date-value="2009-04-08" calcext:value-type="date">
            <text:p>08/04/2009</text:p>
          </table:table-cell>
          <table:table-cell/>
          <table:table-cell office:value-type="string" calcext:value-type="string">
            <text:p>ISS</text:p>
          </table:table-cell>
          <table:table-cell table:formula="of:=[.E274]-[.D274]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4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3-26" calcext:value-type="date">
            <text:p>26/03/2009</text:p>
          </table:table-cell>
          <table:table-cell table:style-name="ce8" office:value-type="date" office:date-value="2009-10-11" calcext:value-type="date">
            <text:p>11/10/200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SS</text:p>
          </table:table-cell>
          <table:table-cell table:formula="of:=[.E275]-[.D275]" office:value-type="float" office:value="199" calcext:value-type="float">
            <text:p>199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5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5-27" calcext:value-type="date">
            <text:p>27/05/2009</text:p>
          </table:table-cell>
          <table:table-cell table:style-name="ce8" office:value-type="date" office:date-value="2009-12-01" calcext:value-type="date">
            <text:p>01/12/200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SS</text:p>
          </table:table-cell>
          <table:table-cell table:formula="of:=[.E276]-[.D276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6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09-30" calcext:value-type="date">
            <text:p>30/09/2009</text:p>
          </table:table-cell>
          <table:table-cell table:style-name="ce8" office:value-type="date" office:date-value="2010-03-18" calcext:value-type="date">
            <text:p>18/03/20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ISS</text:p>
          </table:table-cell>
          <table:table-cell table:formula="of:=[.E277]-[.D277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office:value-type="string" calcext:value-type="string">
            <text:p>Soyuz TMA-17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09-12-20" calcext:value-type="date">
            <text:p>20/12/2009</text:p>
          </table:table-cell>
          <table:table-cell table:style-name="ce8" office:value-type="date" office:date-value="2010-06-02" calcext:value-type="date">
            <text:p>02/06/2010</text:p>
          </table:table-cell>
          <table:table-cell/>
          <table:table-cell office:value-type="string" calcext:value-type="string">
            <text:p>ISS</text:p>
          </table:table-cell>
          <table:table-cell table:formula="of:=[.E278]-[.D278]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8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4-02" calcext:value-type="date">
            <text:p>02/04/2010</text:p>
          </table:table-cell>
          <table:table-cell table:style-name="ce8" office:value-type="date" office:date-value="2010-09-25" calcext:value-type="date">
            <text:p>25/09/2010</text:p>
          </table:table-cell>
          <table:table-cell/>
          <table:table-cell office:value-type="string" calcext:value-type="string">
            <text:p>ISS</text:p>
          </table:table-cell>
          <table:table-cell table:formula="of:=[.E279]-[.D279]" office:value-type="float" office:value="176" calcext:value-type="float">
            <text:p>176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19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06-15" calcext:value-type="date">
            <text:p>15/06/2010</text:p>
          </table:table-cell>
          <table:table-cell table:style-name="ce8" office:value-type="date" office:date-value="2010-11-26" calcext:value-type="date">
            <text:p>26/11/2010</text:p>
          </table:table-cell>
          <table:table-cell/>
          <table:table-cell office:value-type="string" calcext:value-type="string">
            <text:p>ISS</text:p>
          </table:table-cell>
          <table:table-cell table:formula="of:=[.E280]-[.D280]"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0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0-07" calcext:value-type="date">
            <text:p>07/10/2010</text:p>
          </table:table-cell>
          <table:table-cell table:style-name="ce8" office:value-type="date" office:date-value="2011-03-16" calcext:value-type="date">
            <text:p>16/03/201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SS</text:p>
          </table:table-cell>
          <table:table-cell table:formula="of:=[.E281]-[.D281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office:value-type="string" calcext:value-type="string">
            <text:p>Soyuz TMA-20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0-12-15" calcext:value-type="date">
            <text:p>15/12/2010</text:p>
          </table:table-cell>
          <table:table-cell table:style-name="ce8" office:value-type="date" office:date-value="2011-05-24" calcext:value-type="date">
            <text:p>24/05/2011</text:p>
          </table:table-cell>
          <table:table-cell/>
          <table:table-cell office:value-type="string" calcext:value-type="string">
            <text:p>ISS</text:p>
          </table:table-cell>
          <table:table-cell table:formula="of:=[.E282]-[.D282]"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1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4-04" calcext:value-type="date">
            <text:p>04/04/2011</text:p>
          </table:table-cell>
          <table:table-cell table:style-name="ce8" office:value-type="date" office:date-value="2011-09-16" calcext:value-type="date">
            <text:p>16/09/201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SS</text:p>
          </table:table-cell>
          <table:table-cell table:formula="of:=[.E283]-[.D283]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06-07" calcext:value-type="date">
            <text:p>07/06/2011</text:p>
          </table:table-cell>
          <table:table-cell table:style-name="ce8" office:value-type="date" office:date-value="2011-11-22" calcext:value-type="date">
            <text:p>22/11/2011</text:p>
          </table:table-cell>
          <table:table-cell/>
          <table:table-cell office:value-type="string" calcext:value-type="string">
            <text:p>ISS</text:p>
          </table:table-cell>
          <table:table-cell table:formula="of:=[.E284]-[.D284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22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1-14" calcext:value-type="date">
            <text:p>14/11/2011</text:p>
          </table:table-cell>
          <table:table-cell table:style-name="ce8" office:value-type="date" office:date-value="2012-04-27" calcext:value-type="date">
            <text:p>27/04/2012</text:p>
          </table:table-cell>
          <table:table-cell/>
          <table:table-cell office:value-type="string" calcext:value-type="string">
            <text:p>ISS</text:p>
          </table:table-cell>
          <table:table-cell table:formula="of:=[.E285]-[.D285]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office:value-type="string" calcext:value-type="string">
            <text:p>Soyuz TMA-0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1-12-21" calcext:value-type="date">
            <text:p>21/12/2011</text:p>
          </table:table-cell>
          <table:table-cell table:style-name="ce8" office:value-type="date" office:date-value="2012-07-01" calcext:value-type="date">
            <text:p>01/07/2012</text:p>
          </table:table-cell>
          <table:table-cell/>
          <table:table-cell office:value-type="string" calcext:value-type="string">
            <text:p>ISS</text:p>
          </table:table-cell>
          <table:table-cell table:formula="of:=[.E286]-[.D286]" office:value-type="float" office:value="193" calcext:value-type="float">
            <text:p>193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5-15" calcext:value-type="date">
            <text:p>15/05/2012</text:p>
          </table:table-cell>
          <table:table-cell table:style-name="ce8" office:value-type="date" office:date-value="2012-09-17" calcext:value-type="date">
            <text:p>17/09/201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SS</text:p>
          </table:table-cell>
          <table:table-cell table:formula="of:=[.E287]-[.D287]"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07-15" calcext:value-type="date">
            <text:p>15/07/2012</text:p>
          </table:table-cell>
          <table:table-cell table:style-name="ce8" office:value-type="date" office:date-value="2012-11-19" calcext:value-type="date">
            <text:p>19/11/2012</text:p>
          </table:table-cell>
          <table:table-cell/>
          <table:table-cell office:value-type="string" calcext:value-type="string">
            <text:p>ISS</text:p>
          </table:table-cell>
          <table:table-cell table:formula="of:=[.E288]-[.D288]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0-23" calcext:value-type="date">
            <text:p>23/10/2012</text:p>
          </table:table-cell>
          <table:table-cell table:style-name="ce8" office:value-type="date" office:date-value="2013-03-16" calcext:value-type="date">
            <text:p>16/03/2013</text:p>
          </table:table-cell>
          <table:table-cell/>
          <table:table-cell office:value-type="string" calcext:value-type="string">
            <text:p>ISS</text:p>
          </table:table-cell>
          <table:table-cell table:formula="of:=[.E289]-[.D289]"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office:value-type="string" calcext:value-type="string">
            <text:p>Soyuz TMA-0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2-12-19" calcext:value-type="date">
            <text:p>19/12/2012</text:p>
          </table:table-cell>
          <table:table-cell table:style-name="ce8" office:value-type="date" office:date-value="2013-05-14" calcext:value-type="date">
            <text:p>14/05/2013</text:p>
          </table:table-cell>
          <table:table-cell/>
          <table:table-cell office:value-type="string" calcext:value-type="string">
            <text:p>ISS</text:p>
          </table:table-cell>
          <table:table-cell table:formula="of:=[.E290]-[.D290]" office:value-type="float" office:value="146" calcext:value-type="float">
            <text:p>146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3-28" calcext:value-type="date">
            <text:p>28/03/2013</text:p>
          </table:table-cell>
          <table:table-cell table:style-name="ce8" office:value-type="date" office:date-value="2013-09-11" calcext:value-type="date">
            <text:p>11/09/2013</text:p>
          </table:table-cell>
          <table:table-cell/>
          <table:table-cell office:value-type="string" calcext:value-type="string">
            <text:p>ISS</text:p>
          </table:table-cell>
          <table:table-cell table:formula="of:=[.E291]-[.D291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0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5-28" calcext:value-type="date">
            <text:p>28/05/2013</text:p>
          </table:table-cell>
          <table:table-cell table:style-name="ce8" office:value-type="date" office:date-value="2013-11-11" calcext:value-type="date">
            <text:p>11/11/201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SS</text:p>
          </table:table-cell>
          <table:table-cell table:formula="of:=[.E292]-[.D292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09-25" calcext:value-type="date">
            <text:p>25/09/2013</text:p>
          </table:table-cell>
          <table:table-cell table:style-name="ce8" office:value-type="date" office:date-value="2014-03-11" calcext:value-type="date">
            <text:p>11/03/201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ISS</text:p>
          </table:table-cell>
          <table:table-cell table:formula="of:=[.E293]-[.D293]" office:value-type="float" office:value="167" calcext:value-type="float">
            <text:p>167</text:p>
          </table:table-cell>
          <table:table-cell table:number-columns-repeated="1016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office:value-type="string" calcext:value-type="string">
            <text:p>Soyuz TMA-11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3-11-07" calcext:value-type="date">
            <text:p>07/11/2013</text:p>
          </table:table-cell>
          <table:table-cell table:style-name="ce8" office:value-type="date" office:date-value="2014-05-14" calcext:value-type="date">
            <text:p>14/05/2014</text:p>
          </table:table-cell>
          <table:table-cell/>
          <table:table-cell office:value-type="string" calcext:value-type="string">
            <text:p>ISS</text:p>
          </table:table-cell>
          <table:table-cell table:formula="of:=[.E294]-[.D294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2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3-25" calcext:value-type="date">
            <text:p>25/03/2014</text:p>
          </table:table-cell>
          <table:table-cell table:style-name="ce8" office:value-type="date" office:date-value="2014-09-11" calcext:value-type="date">
            <text:p>11/09/2014</text:p>
          </table:table-cell>
          <table:table-cell/>
          <table:table-cell office:value-type="string" calcext:value-type="string">
            <text:p>ISS</text:p>
          </table:table-cell>
          <table:table-cell table:formula="of:=[.E295]-[.D295]"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3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5-28" calcext:value-type="date">
            <text:p>28/05/2014</text:p>
          </table:table-cell>
          <table:table-cell table:style-name="ce8" office:value-type="date" office:date-value="2014-11-10" calcext:value-type="date">
            <text:p>10/11/2014</text:p>
          </table:table-cell>
          <table:table-cell/>
          <table:table-cell office:value-type="string" calcext:value-type="string">
            <text:p>ISS</text:p>
          </table:table-cell>
          <table:table-cell table:formula="of:=[.E296]-[.D296]" office:value-type="float" office:value="166" calcext:value-type="float">
            <text:p>166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4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09-25" calcext:value-type="date">
            <text:p>25/09/2014</text:p>
          </table:table-cell>
          <table:table-cell table:style-name="ce8" office:value-type="date" office:date-value="2015-03-12" calcext:value-type="date">
            <text:p>12/03/201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SS</text:p>
          </table:table-cell>
          <table:table-cell table:formula="of:=[.E297]-[.D297]"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office:value-type="string" calcext:value-type="string">
            <text:p>Soyuz TMA-15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4-11-23" calcext:value-type="date">
            <text:p>23/11/2014</text:p>
          </table:table-cell>
          <table:table-cell table:style-name="ce8" office:value-type="date" office:date-value="2015-06-11" calcext:value-type="date">
            <text:p>11/06/2015</text:p>
          </table:table-cell>
          <table:table-cell/>
          <table:table-cell office:value-type="string" calcext:value-type="string">
            <text:p>ISS</text:p>
          </table:table-cell>
          <table:table-cell table:formula="of:=[.E298]-[.D298]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6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3-27" calcext:value-type="date">
            <text:p>27/03/2015</text:p>
          </table:table-cell>
          <table:table-cell table:style-name="ce8" office:value-type="date" office:date-value="2015-09-12" calcext:value-type="date">
            <text:p>12/09/2015</text:p>
          </table:table-cell>
          <table:table-cell/>
          <table:table-cell office:value-type="string" calcext:value-type="string">
            <text:p>ISS</text:p>
          </table:table-cell>
          <table:table-cell table:formula="of:=[.E299]-[.D299]" office:value-type="float" office:value="169" calcext:value-type="float">
            <text:p>169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7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7-22" calcext:value-type="date">
            <text:p>22/07/2015</text:p>
          </table:table-cell>
          <table:table-cell table:style-name="ce8" office:value-type="date" office:date-value="2015-12-11" calcext:value-type="date">
            <text:p>11/12/2015</text:p>
          </table:table-cell>
          <table:table-cell/>
          <table:table-cell office:value-type="string" calcext:value-type="string">
            <text:p>ISS</text:p>
          </table:table-cell>
          <table:table-cell table:formula="of:=[.E300]-[.D300]" office:value-type="float" office:value="142" calcext:value-type="float">
            <text:p>142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8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09-02" calcext:value-type="date">
            <text:p>02/09/2015</text:p>
          </table:table-cell>
          <table:table-cell table:style-name="ce8" office:value-type="date" office:date-value="2016-03-02" calcext:value-type="date">
            <text:p>02/03/2016</text:p>
          </table:table-cell>
          <table:table-cell/>
          <table:table-cell office:value-type="string" calcext:value-type="string">
            <text:p>ISS</text:p>
          </table:table-cell>
          <table:table-cell table:formula="of:=[.E301]-[.D301]"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office:value-type="string" calcext:value-type="string">
            <text:p>Soyuz TMA-19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5-12-15" calcext:value-type="date">
            <text:p>15/12/2015</text:p>
          </table:table-cell>
          <table:table-cell table:style-name="ce8" office:value-type="date" office:date-value="2016-06-18" calcext:value-type="date">
            <text:p>18/06/2016</text:p>
          </table:table-cell>
          <table:table-cell/>
          <table:table-cell office:value-type="string" calcext:value-type="string">
            <text:p>ISS</text:p>
          </table:table-cell>
          <table:table-cell table:formula="of:=[.E302]-[.D302]" office:value-type="float" office:value="186" calcext:value-type="float">
            <text:p>186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TMA-20M</text:p>
          </table:table-cell>
          <table:table-cell office:value-type="string" calcext:value-type="string">
            <text:p>Soyuz</text:p>
          </table:table-cell>
          <table:table-cell table:style-name="ce8" office:value-type="date" office:date-value="2016-03-18" calcext:value-type="date">
            <text:p>18/03/2016</text:p>
          </table:table-cell>
          <table:table-cell table:style-name="ce8" office:value-type="date" office:date-value="2016-09-07" calcext:value-type="date">
            <text:p>07/09/2016</text:p>
          </table:table-cell>
          <table:table-cell/>
          <table:table-cell office:value-type="string" calcext:value-type="string">
            <text:p>ISS</text:p>
          </table:table-cell>
          <table:table-cell table:formula="of:=[.E303]-[.D303]"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1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04]-[.D3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2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05]-[.D30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office:value-type="string" calcext:value-type="string">
            <text:p>Soyuz MS-03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06]-[.D30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4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07]-[.D3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5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08]-[.D30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6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09]-[.D30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office:value-type="string" calcext:value-type="string">
            <text:p>Soyuz MS-07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0]-[.D3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8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1]-[.D3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09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2]-[.D3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office:value-type="string" calcext:value-type="string">
            <text:p>Soyuz MS-11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3]-[.D3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2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4]-[.D3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3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5]-[.D3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office:value-type="string" calcext:value-type="string">
            <text:p>Soyuz MS-15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6]-[.D3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6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7]-[.D3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20" calcext:value-type="float">
            <text:p>2020</text:p>
          </table:table-cell>
          <table:table-cell office:value-type="string" calcext:value-type="string">
            <text:p>Soyuz MS-17</text:p>
          </table:table-cell>
          <table:table-cell office:value-type="string" calcext:value-type="string">
            <text:p>Soyuz</text:p>
          </table:table-cell>
          <table:table-cell table:style-name="ce8" table:number-columns-repeated="2"/>
          <table:table-cell/>
          <table:table-cell office:value-type="string" calcext:value-type="string">
            <text:p>ISS</text:p>
          </table:table-cell>
          <table:table-cell table:formula="of:=[.E318]-[.D3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5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1" calcext:value-type="date">
            <text:p>21/06/200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319]-[.D3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6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06-29" calcext:value-type="date">
            <text:p>29/06/200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E320]-[.D3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office:value-type="string" calcext:value-type="string">
            <text:p>SpaceShipOne Flight 17P</text:p>
          </table:table-cell>
          <table:table-cell office:value-type="string" calcext:value-type="string">
            <text:p>SpaceShipOne</text:p>
          </table:table-cell>
          <table:table-cell table:number-columns-repeated="2" table:style-name="ce8" office:value-type="date" office:date-value="2004-10-04" calcext:value-type="date">
            <text:p>04/10/200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321]-[.D3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4" calcext:value-type="float">
            <text:p>1964</text:p>
          </table:table-cell>
          <table:table-cell office:value-type="string" calcext:value-type="string">
            <text:p>Voskhod 1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4-10-12" calcext:value-type="date">
            <text:p>12/10/1964</text:p>
          </table:table-cell>
          <table:table-cell table:style-name="ce8" office:value-type="date" office:date-value="1964-10-13" calcext:value-type="date">
            <text:p>13/10/196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E322]-[.D32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5" calcext:value-type="float">
            <text:p>1965</text:p>
          </table:table-cell>
          <table:table-cell office:value-type="string" calcext:value-type="string">
            <text:p>Voskhod 2</text:p>
          </table:table-cell>
          <table:table-cell office:value-type="string" calcext:value-type="string">
            <text:p>Voskhod</text:p>
          </table:table-cell>
          <table:table-cell table:style-name="ce8" office:value-type="date" office:date-value="1965-03-18" calcext:value-type="date">
            <text:p>18/03/1965</text:p>
          </table:table-cell>
          <table:table-cell table:style-name="ce8" office:value-type="date" office:date-value="1965-03-19" calcext:value-type="date">
            <text:p>19/03/1965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E323]-[.D32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1</text:p>
          </table:table-cell>
          <table:table-cell office:value-type="string" calcext:value-type="string">
            <text:p>Vostok</text:p>
          </table:table-cell>
          <table:table-cell table:number-columns-repeated="2" table:style-name="ce8" office:value-type="date" office:date-value="1961-04-12" calcext:value-type="date">
            <text:p>12/04/196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E324]-[.D32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1" calcext:value-type="float">
            <text:p>1961</text:p>
          </table:table-cell>
          <table:table-cell office:value-type="string" calcext:value-type="string">
            <text:p>Vostok 2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1-08-06" calcext:value-type="date">
            <text:p>06/08/1961</text:p>
          </table:table-cell>
          <table:table-cell table:style-name="ce8" office:value-type="date" office:date-value="1961-08-07" calcext:value-type="date">
            <text:p>07/08/1961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E325]-[.D32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3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1" calcext:value-type="date">
            <text:p>11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E326]-[.D326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float" office:value="1962" calcext:value-type="float">
            <text:p>1962</text:p>
          </table:table-cell>
          <table:table-cell office:value-type="string" calcext:value-type="string">
            <text:p>Vostok 4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2-08-12" calcext:value-type="date">
            <text:p>12/08/1962</text:p>
          </table:table-cell>
          <table:table-cell table:style-name="ce8" office:value-type="date" office:date-value="1962-08-15" calcext:value-type="date">
            <text:p>15/08/1962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E327]-[.D327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5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4" calcext:value-type="date">
            <text:p>14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E328]-[.D328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Vostok 6</text:p>
          </table:table-cell>
          <table:table-cell office:value-type="string" calcext:value-type="string">
            <text:p>Vostok</text:p>
          </table:table-cell>
          <table:table-cell table:style-name="ce8" office:value-type="date" office:date-value="1963-06-16" calcext:value-type="date">
            <text:p>16/06/1963</text:p>
          </table:table-cell>
          <table:table-cell table:style-name="ce8" office:value-type="date" office:date-value="1963-06-19" calcext:value-type="date">
            <text:p>19/06/1963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E329]-[.D329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0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7-19" calcext:value-type="date">
            <text:p>19/07/1963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330]-[.D3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" office:value-type="float" office:value="1963" calcext:value-type="float">
            <text:p>1963</text:p>
          </table:table-cell>
          <table:table-cell office:value-type="string" calcext:value-type="string">
            <text:p>X-15 Flight 91</text:p>
          </table:table-cell>
          <table:table-cell office:value-type="string" calcext:value-type="string">
            <text:p>X-15</text:p>
          </table:table-cell>
          <table:table-cell table:number-columns-repeated="2" table:style-name="ce8" office:value-type="date" office:date-value="1963-08-22" calcext:value-type="date">
            <text:p>22/08/196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E331]-[.D331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uc.A2:truc.F331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1:47:54.946414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2T22:53:29.057002836</dc:date>
    <meta:editing-duration>P1DT8H8M3S</meta:editing-duration>
    <meta:editing-cycles>29</meta:editing-cycles>
    <meta:generator>LibreOffice/6.4.6.2$Linux_X86_64 LibreOffice_project/40$Build-2</meta:generator>
    <meta:document-statistic meta:table-count="1" meta:cell-count="2025" meta:object-count="0"/>
  </office:meta>
</office:document-meta>
</file>